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Normal" style:family="paragraph">
      <style:paragraph-properties fo:text-align="center"/>
    </style:style>
  </office:automatic-styles>
  <office:body>
    <office:text text:use-soft-page-breaks="true">
      <text:p text:style-name="P1">Operation Labyrinthus</text:p>
      <text:p text:style-name="P2">HOW TO INSTALL</text:p>
      <text:p text:style-name="Normal"/>
      <text:p text:style-name="P3">Enguerrand Turcat, Rayan Baffoun, Edouard André, Emmanuel Le-Dréau</text:p>
      <text:p text:style-name="P4"/>
      <text:p text:style-name="P5">EPITA 2024</text:p>
      <text:p text:style-name="Normal"/>
      <text:p text:style-name="Normal"/>
      <text:p text:style-name="Normal">Installation:<text:s/></text:p>
      <text:p text:style-name="Normal">First, you need to download the game, you can find it on our website:<text:s/><text:a xlink:href="https://eninsts.github.io/" office:target-frame-name="_top" xlink:show="replace"><text:span text:style-name="Hyperlink">https://eninsts.github.io/</text:span></text:a><text:s/>and go to the download page. Then you can download the adequate version of the game.</text:p>
      <text:p text:style-name="Normal">Once you have downloaded it, you have to launch the installer.</text:p>
      <text:p text:style-name="Normal">You can then chose select the install mode.</text:p>
      <text:p text:style-name="Normal">The next step will be to choose where you want to install the application.</text:p>
      <text:p text:style-name="Normal">You can then choose or not to create a shortcut on your computer’s desktop.<text:s/></text:p>
      <text:p text:style-name="Normal">Then you can click on the Install button and the game will be installed.</text:p>
      <text:p text:style-name="Normal"><text:s/>You now have to click on the finish button and you can choose to launch directly the game or not.<text:s/></text:p>
      <text:p text:style-name="Normal"/>
      <text:p text:style-name="Normal">Uninstallation:<text:s/></text:p>
      <text:p text:style-name="Normal">To uninstall the game, you have to go into the folder where you installed it, you will find there the uninstaller.</text:p>
      <text:p text:style-name="Normal">You can then launch it.</text:p>
      <text:p text:style-name="Normal">Click on the yes button.</text:p>
      <text:p text:style-name="Normal"><text:s/>And then your game is no longer on your comput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nguerrand Turcat</meta:initial-creator>
    <dc:creator>Enguerrand Turcat</dc:creator>
    <meta:creation-date>2022-06-09T09:35:00Z</meta:creation-date>
    <dc:date>2022-06-09T09:40:00Z</dc:date>
    <meta:template xlink:href="Normal.dotm" xlink:type="simple"/>
    <meta:editing-cycles>2</meta:editing-cycles>
    <meta:editing-duration>PT300S</meta:editing-duration>
    <meta:document-statistic meta:page-count="1" meta:paragraph-count="2" meta:word-count="152" meta:character-count="1022" meta:row-count="7" meta:non-whitespace-character-count="872"/>
  </office:meta>
</office:document-meta>
</file>